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49cm" svg:stroke-color="#2a6099" draw:stroke-linejoin="round" svg:stroke-linecap="butt" draw:fill="none" fo:padding-top="0.024cm" fo:padding-bottom="0.024cm" fo:padding-left="0.024cm" fo:padding-right="0.024cm" loext:decorative="false"/>
    </style:style>
    <style:style style:name="gr4" style:family="graphic" style:parent-style-name="standard">
      <style:graphic-properties draw:stroke="solid" svg:stroke-width="0.044cm" svg:stroke-color="#2a6099" draw:stroke-linejoin="round" svg:stroke-linecap="butt" draw:fill="solid" draw:fill-color="#bcc2c9" fo:padding-top="0.022cm" fo:padding-bottom="0.022cm" fo:padding-left="0.022cm" fo:padding-right="0.022cm" loext:decorative="false"/>
    </style:style>
    <style:style style:name="gr5" style:family="graphic" style:parent-style-name="standard">
      <style:graphic-properties draw:stroke="solid" svg:stroke-width="0.054cm" svg:stroke-color="#ff4000" draw:stroke-linejoin="round" svg:stroke-linecap="butt" draw:fill="solid" draw:fill-color="#f2cdc4" fo:padding-top="0.027cm" fo:padding-bottom="0.027cm" fo:padding-left="0.027cm" fo:padding-right="0.027cm" loext:decorative="false"/>
    </style:style>
    <style:style style:name="gr6" style:family="graphic" style:parent-style-name="standard">
      <style:graphic-properties draw:stroke="solid" svg:stroke-width="0.049cm" svg:stroke-color="#2a6099" draw:stroke-linejoin="round" svg:stroke-linecap="butt" draw:fill="solid" draw:fill-color="#c7ced6" fo:padding-top="0.024cm" fo:padding-bottom="0.024cm" fo:padding-left="0.024cm" fo:padding-right="0.024cm" loext:decorative="false"/>
    </style:style>
    <style:style style:name="gr7" style:family="graphic" style:parent-style-name="standard">
      <style:graphic-properties draw:stroke="solid" svg:stroke-width="0.049cm" svg:stroke-color="#ff4000" draw:stroke-linejoin="round" svg:stroke-linecap="butt" draw:fill="solid" draw:fill-color="#e6c2b9" fo:padding-top="0.024cm" fo:padding-bottom="0.024cm" fo:padding-left="0.024cm" fo:padding-right="0.024cm" loext:decorative="false"/>
    </style:style>
    <style:style style:name="gr8" style:family="graphic" style:parent-style-name="standard">
      <style:graphic-properties draw:stroke="solid" svg:stroke-width="0.054cm" svg:stroke-color="#2a6099" draw:stroke-linejoin="round" svg:stroke-linecap="butt" draw:fill="solid" draw:fill-color="#d3dae3" fo:padding-top="0.027cm" fo:padding-bottom="0.027cm" fo:padding-left="0.027cm" fo:padding-right="0.027cm" loext:decorative="false"/>
    </style:style>
    <style:style style:name="gr9" style:family="graphic" style:parent-style-name="standard">
      <style:graphic-properties draw:stroke="solid" svg:stroke-width="0.044cm" svg:stroke-color="#ff4000" draw:stroke-linejoin="round" svg:stroke-linecap="butt" draw:fill="solid" draw:fill-color="#d9b8af" fo:padding-top="0.022cm" fo:padding-bottom="0.022cm" fo:padding-left="0.022cm" fo:padding-right="0.022cm" loext:decorative="false"/>
    </style:style>
    <style:style style:name="gr10" style:family="graphic" style:parent-style-name="standard">
      <style:graphic-properties draw:stroke="solid" svg:stroke-width="0.059cm" svg:stroke-color="#2a6099" draw:stroke-linejoin="round" svg:stroke-linecap="butt" draw:fill="solid" draw:fill-color="#dee6ef" fo:padding-top="0.029cm" fo:padding-bottom="0.029cm" fo:padding-left="0.029cm" fo:padding-right="0.029cm" loext:decorative="false"/>
    </style:style>
    <style:style style:name="gr11" style:family="graphic" style:parent-style-name="standard">
      <style:graphic-properties draw:stroke="solid" svg:stroke-width="0.039cm" svg:stroke-color="#ff4000" draw:stroke-linejoin="round" svg:stroke-linecap="butt" draw:fill="solid" draw:fill-color="#ccada5" fo:padding-top="0.019cm" fo:padding-bottom="0.019cm" fo:padding-left="0.019cm" fo:padding-right="0.019cm" loext:decorative="false"/>
    </style:style>
    <style:style style:name="gr12" style:family="graphic" style:parent-style-name="standard">
      <style:graphic-properties draw:stroke="none" draw:fill="solid" draw:fill-color="#bcc2c9" loext:decorative="false"/>
    </style:style>
    <style:style style:name="gr13" style:family="graphic" style:parent-style-name="standard">
      <style:graphic-properties draw:stroke="solid" svg:stroke-width="0.044cm" svg:stroke-color="#2a6099" draw:stroke-linejoin="round" svg:stroke-linecap="butt" draw:fill="none" fo:padding-top="0.022cm" fo:padding-bottom="0.022cm" fo:padding-left="0.022cm" fo:padding-right="0.022cm" loext:decorative="false"/>
    </style:style>
    <style:style style:name="gr14" style:family="graphic" style:parent-style-name="standard">
      <style:graphic-properties draw:stroke="none" draw:fill="solid" draw:fill-color="#f2cdc4" loext:decorative="false"/>
    </style:style>
    <style:style style:name="gr15" style:family="graphic" style:parent-style-name="standard">
      <style:graphic-properties draw:stroke="solid" svg:stroke-width="0.054cm" svg:stroke-color="#ff4000" draw:stroke-linejoin="round" svg:stroke-linecap="butt" draw:fill="none" fo:padding-top="0.027cm" fo:padding-bottom="0.027cm" fo:padding-left="0.027cm" fo:padding-right="0.027cm" loext:decorative="false"/>
    </style:style>
    <style:style style:name="gr16" style:family="graphic" style:parent-style-name="standard">
      <style:graphic-properties draw:stroke="none" draw:fill="solid" draw:fill-color="#afb6bd" loext:decorative="false"/>
    </style:style>
    <style:style style:name="gr17" style:family="graphic" style:parent-style-name="standard">
      <style:graphic-properties draw:stroke="solid" svg:stroke-width="0.039cm" svg:stroke-color="#2a6099" draw:stroke-linejoin="round" svg:stroke-linecap="butt" draw:fill="none" fo:padding-top="0.019cm" fo:padding-bottom="0.019cm" fo:padding-left="0.019cm" fo:padding-right="0.019cm" loext:decorative="false"/>
    </style:style>
    <style:style style:name="gr18" style:family="graphic" style:parent-style-name="standard">
      <style:graphic-properties draw:stroke="none" draw:fill="solid" draw:fill-color="#ffd8ce" loext:decorative="false"/>
    </style:style>
    <style:style style:name="gr19" style:family="graphic" style:parent-style-name="standard">
      <style:graphic-properties draw:stroke="solid" svg:stroke-width="0.059cm" svg:stroke-color="#ff4000" draw:stroke-linejoin="round" svg:stroke-linecap="butt" draw:fill="none" fo:padding-top="0.029cm" fo:padding-bottom="0.029cm" fo:padding-left="0.029cm" fo:padding-right="0.029cm" loext:decorative="false"/>
    </style:style>
    <style:style style:name="gr20" style:family="graphic" style:parent-style-name="standard">
      <style:graphic-properties draw:stroke="none" draw:fill="solid" draw:fill-color="#c7ced6" loext:decorative="false"/>
    </style:style>
    <style:style style:name="gr21" style:family="graphic" style:parent-style-name="standard">
      <style:graphic-properties draw:stroke="none" draw:fill="solid" draw:fill-color="#e6c2b9" loext:decorative="false"/>
    </style:style>
    <style:style style:name="gr22" style:family="graphic" style:parent-style-name="standard">
      <style:graphic-properties draw:stroke="solid" svg:stroke-width="0.049cm" svg:stroke-color="#ff4000" draw:stroke-linejoin="round" svg:stroke-linecap="butt" draw:fill="none" fo:padding-top="0.024cm" fo:padding-bottom="0.024cm" fo:padding-left="0.024cm" fo:padding-right="0.024cm" loext:decorative="false"/>
    </style:style>
    <style:style style:name="gr23" style:family="graphic" style:parent-style-name="standard">
      <style:graphic-properties draw:stroke="none" draw:fill="solid" draw:fill-color="#d3dae3" loext:decorative="false"/>
    </style:style>
    <style:style style:name="gr24" style:family="graphic" style:parent-style-name="standard">
      <style:graphic-properties draw:stroke="solid" svg:stroke-width="0.054cm" svg:stroke-color="#2a6099" draw:stroke-linejoin="round" svg:stroke-linecap="butt" draw:fill="none" fo:padding-top="0.027cm" fo:padding-bottom="0.027cm" fo:padding-left="0.027cm" fo:padding-right="0.027cm" loext:decorative="false"/>
    </style:style>
    <style:style style:name="gr25" style:family="graphic" style:parent-style-name="standard">
      <style:graphic-properties draw:stroke="none" draw:fill="solid" draw:fill-color="#d9b8af" loext:decorative="false"/>
    </style:style>
    <style:style style:name="gr26" style:family="graphic" style:parent-style-name="standard">
      <style:graphic-properties draw:stroke="solid" svg:stroke-width="0.044cm" svg:stroke-color="#ff4000" draw:stroke-linejoin="round" svg:stroke-linecap="butt" draw:fill="none" fo:padding-top="0.022cm" fo:padding-bottom="0.022cm" fo:padding-left="0.022cm" fo:padding-right="0.022cm" loext:decorative="false"/>
    </style:style>
    <style:style style:name="gr27" style:family="graphic" style:parent-style-name="standard">
      <style:graphic-properties draw:stroke="none" draw:fill="solid" draw:fill-color="#dee6ef" loext:decorative="false"/>
    </style:style>
    <style:style style:name="gr28" style:family="graphic" style:parent-style-name="standard">
      <style:graphic-properties draw:stroke="solid" svg:stroke-width="0.059cm" svg:stroke-color="#2a6099" draw:stroke-linejoin="round" svg:stroke-linecap="butt" draw:fill="none" fo:padding-top="0.029cm" fo:padding-bottom="0.029cm" fo:padding-left="0.029cm" fo:padding-right="0.029cm" loext:decorative="false"/>
    </style:style>
    <style:style style:name="gr29" style:family="graphic" style:parent-style-name="standard">
      <style:graphic-properties draw:stroke="none" draw:fill="solid" draw:fill-color="#ccada5" loext:decorative="false"/>
    </style:style>
    <style:style style:name="gr30" style:family="graphic" style:parent-style-name="standard">
      <style:graphic-properties draw:stroke="solid" svg:stroke-width="0.039cm" svg:stroke-color="#ff4000" draw:stroke-linejoin="round" svg:stroke-linecap="butt" draw:fill="none" fo:padding-top="0.019cm" fo:padding-bottom="0.019cm" fo:padding-left="0.019cm" fo:padding-right="0.019cm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163cm" fo:min-width="1.16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bcc2c9"/>
    </style:style>
    <style:style style:name="P6" style:family="paragraph">
      <loext:graphic-properties draw:fill="solid" draw:fill-color="#f2cdc4"/>
    </style:style>
    <style:style style:name="P7" style:family="paragraph">
      <loext:graphic-properties draw:fill="solid" draw:fill-color="#c7ced6"/>
    </style:style>
    <style:style style:name="P8" style:family="paragraph">
      <loext:graphic-properties draw:fill="solid" draw:fill-color="#e6c2b9"/>
    </style:style>
    <style:style style:name="P9" style:family="paragraph">
      <loext:graphic-properties draw:fill="solid" draw:fill-color="#d3dae3"/>
    </style:style>
    <style:style style:name="P10" style:family="paragraph">
      <loext:graphic-properties draw:fill="solid" draw:fill-color="#d9b8af"/>
    </style:style>
    <style:style style:name="P11" style:family="paragraph">
      <loext:graphic-properties draw:fill="solid" draw:fill-color="#dee6ef"/>
    </style:style>
    <style:style style:name="P12" style:family="paragraph">
      <loext:graphic-properties draw:fill="solid" draw:fill-color="#ccada5"/>
    </style:style>
    <style:style style:name="P13" style:family="paragraph">
      <loext:graphic-properties draw:fill="solid" draw:fill-color="#afb6bd"/>
    </style:style>
    <style:style style:name="P14" style:family="paragraph">
      <loext:graphic-properties draw:fill="solid" draw:fill-color="#ffd8ce"/>
    </style:style>
    <style:style style:name="P15" style:family="paragraph">
      <loext:graphic-properties draw:fill="none"/>
      <style:text-properties fo:font-size="33pt" style:font-size-asian="33pt" style:font-size-complex="33pt"/>
    </style:style>
    <style:style style:name="P16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loext:opacity="100%" style:font-name="Liberation Serif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2" style:family="text">
      <style:text-properties fo:color="#050505" loext:opacity="100%" style:font-name="Liberation Serif" fo:font-size="33pt" fo:font-weight="normal" style:font-name-asian="Liberation Serif" style:font-size-asian="33pt" style:font-weight-asian="normal" style:font-name-complex="Liberation Serif" style:font-size-complex="33pt" style:font-weight-complex="normal"/>
    </style:style>
    <style:style style:name="T3" style:family="text">
      <style:text-properties fo:color="#000000" loext:opacity="100%"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4" style:family="text">
      <style:text-properties fo:color="#000000" loext:opacity="100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4.4cm" svg:y="14.3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5.451cm" svg:y="14.347cm">
          <draw:text-box>
            <text:p text:style-name="P2"><text:span text:style-name="T1"><text:s/></text:span></text:p>
          </draw:text-box>
        </draw:frame>
        <draw:polyline draw:style-name="gr3" draw:text-style-name="P4" draw:layer="layout" svg:width="1.522cm" svg:height="0cm" svg:x="1.738cm" svg:y="0.35cm" svg:viewBox="0 0 1523 0" draw:points="0,0 274,0 1244,0 1523,0">
          <text:p/>
        </draw:polyline>
        <draw:polyline draw:style-name="gr3" draw:text-style-name="P4" draw:layer="layout" svg:width="1.999cm" svg:height="0cm" svg:x="1.5cm" svg:y="0.95cm" svg:viewBox="0 0 2000 0" draw:points="0,0 275,0 1724,0 2000,0">
          <text:p/>
        </draw:polyline>
        <draw:polyline draw:style-name="gr3" draw:text-style-name="P4" draw:layer="layout" svg:width="1.522cm" svg:height="0cm" svg:x="1.738cm" svg:y="1.55cm" svg:viewBox="0 0 1523 0" draw:points="0,0 279,0 1249,0 1523,0">
          <text:p/>
        </draw:polyline>
        <draw:polyline draw:style-name="gr3" draw:text-style-name="P4" draw:layer="layout" svg:width="0.28cm" svg:height="0cm" svg:x="2.363cm" svg:y="2.15cm" svg:viewBox="0 0 281 0" draw:points="0,0 281,0 3,0 272,0">
          <text:p/>
        </draw:polyline>
        <draw:polyline draw:style-name="gr3" draw:text-style-name="P4" draw:layer="layout" svg:width="0.279cm" svg:height="0cm" svg:x="2.355cm" svg:y="2.75cm" svg:viewBox="0 0 280 0" draw:points="8,0 280,0 0,0 280,0">
          <text:p/>
        </draw:polyline>
        <draw:polyline draw:style-name="gr3" draw:text-style-name="P4" draw:layer="layout" svg:width="1.522cm" svg:height="0cm" svg:x="1.738cm" svg:y="3.35cm" svg:viewBox="0 0 1523 0" draw:points="1523,0 1243,0 273,0 0,0">
          <text:p/>
        </draw:polyline>
        <draw:polyline draw:style-name="gr3" draw:text-style-name="P4" draw:layer="layout" svg:width="1.999cm" svg:height="0cm" svg:x="1.5cm" svg:y="3.95cm" svg:viewBox="0 0 2000 0" draw:points="2000,0 1724,0 275,0 0,0">
          <text:p/>
        </draw:polyline>
        <draw:polyline draw:style-name="gr3" draw:text-style-name="P4" draw:layer="layout" svg:width="1.522cm" svg:height="0cm" svg:x="1.738cm" svg:y="4.55cm" svg:viewBox="0 0 1523 0" draw:points="1523,0 1249,0 279,0 0,0">
          <text:p/>
        </draw:polyline>
        <draw:polyline draw:style-name="gr3" draw:text-style-name="P4" draw:layer="layout" svg:width="0.279cm" svg:height="0cm" svg:x="2.363cm" svg:y="5.15cm" svg:viewBox="0 0 280 0" draw:points="272,0 1,0 280,0 0,0">
          <text:p/>
        </draw:polyline>
        <draw:polyline draw:style-name="gr3" draw:text-style-name="P4" draw:layer="layout" svg:width="0.279cm" svg:height="0cm" svg:x="2.355cm" svg:y="5.75cm" svg:viewBox="0 0 280 0" draw:points="280,0 0,0 279,0 8,0">
          <text:p/>
        </draw:polyline>
        <draw:polyline draw:style-name="gr3" draw:text-style-name="P4" draw:layer="layout" svg:width="1.522cm" svg:height="0cm" svg:x="1.738cm" svg:y="6.35cm" svg:viewBox="0 0 1523 0" draw:points="0,0 274,0 1244,0 1523,0">
          <text:p/>
        </draw:polyline>
        <draw:polyline draw:style-name="gr3" draw:text-style-name="P4" draw:layer="layout" svg:width="1.999cm" svg:height="0cm" svg:x="1.5cm" svg:y="6.95cm" svg:viewBox="0 0 2000 0" draw:points="0,0 275,0 1724,0 2000,0">
          <text:p/>
        </draw:polyline>
        <draw:polyline draw:style-name="gr3" draw:text-style-name="P4" draw:layer="layout" svg:width="1.522cm" svg:height="0cm" svg:x="1.738cm" svg:y="7.55cm" svg:viewBox="0 0 1523 0" draw:points="0,0 279,0 1249,0 1523,0">
          <text:p/>
        </draw:polyline>
        <draw:polyline draw:style-name="gr3" draw:text-style-name="P4" draw:layer="layout" svg:width="0.28cm" svg:height="0cm" svg:x="2.363cm" svg:y="8.15cm" svg:viewBox="0 0 281 0" draw:points="0,0 281,0 3,0 272,0">
          <text:p/>
        </draw:polyline>
        <draw:polyline draw:style-name="gr3" draw:text-style-name="P4" draw:layer="layout" svg:width="0.279cm" svg:height="0cm" svg:x="2.355cm" svg:y="8.75cm" svg:viewBox="0 0 280 0" draw:points="8,0 280,0 0,0 280,0">
          <text:p/>
        </draw:polyline>
        <draw:polyline draw:style-name="gr3" draw:text-style-name="P4" draw:layer="layout" svg:width="1.522cm" svg:height="0cm" svg:x="1.738cm" svg:y="9.35cm" svg:viewBox="0 0 1523 0" draw:points="1523,0 1243,0 273,0 0,0">
          <text:p/>
        </draw:polyline>
        <draw:polyline draw:style-name="gr3" draw:text-style-name="P4" draw:layer="layout" svg:width="1.999cm" svg:height="0cm" svg:x="1.5cm" svg:y="9.95cm" svg:viewBox="0 0 2000 0" draw:points="2000,0 1724,0 275,0 0,0">
          <text:p/>
        </draw:polyline>
        <draw:polyline draw:style-name="gr3" draw:text-style-name="P4" draw:layer="layout" svg:width="1.522cm" svg:height="0cm" svg:x="1.738cm" svg:y="10.55cm" svg:viewBox="0 0 1523 0" draw:points="1523,0 1249,0 279,0 0,0">
          <text:p/>
        </draw:polyline>
        <draw:polyline draw:style-name="gr3" draw:text-style-name="P4" draw:layer="layout" svg:width="0.279cm" svg:height="0cm" svg:x="2.363cm" svg:y="11.15cm" svg:viewBox="0 0 280 0" draw:points="272,0 1,0 280,0 0,0">
          <text:p/>
        </draw:polyline>
        <draw:polyline draw:style-name="gr3" draw:text-style-name="P4" draw:layer="layout" svg:width="0.279cm" svg:height="0cm" svg:x="2.355cm" svg:y="11.75cm" svg:viewBox="0 0 280 0" draw:points="280,0 0,0 279,0 8,0">
          <text:p/>
        </draw:polyline>
        <draw:polyline draw:style-name="gr3" draw:text-style-name="P4" draw:layer="layout" svg:width="1.522cm" svg:height="0cm" svg:x="1.738cm" svg:y="12.35cm" svg:viewBox="0 0 1523 0" draw:points="0,0 274,0 1244,0 1523,0">
          <text:p/>
        </draw:polyline>
        <draw:polyline draw:style-name="gr3" draw:text-style-name="P4" draw:layer="layout" svg:width="1.999cm" svg:height="0cm" svg:x="1.5cm" svg:y="12.95cm" svg:viewBox="0 0 2000 0" draw:points="0,0 275,0 1724,0 2000,0">
          <text:p/>
        </draw:polyline>
        <draw:polyline draw:style-name="gr3" draw:text-style-name="P4" draw:layer="layout" svg:width="1.522cm" svg:height="0cm" svg:x="1.738cm" svg:y="13.55cm" svg:viewBox="0 0 1523 0" draw:points="0,0 279,0 1249,0 1523,0">
          <text:p/>
        </draw:polyline>
        <draw:polyline draw:style-name="gr3" draw:text-style-name="P4" draw:layer="layout" svg:width="0.28cm" svg:height="0cm" svg:x="2.363cm" svg:y="14.15cm" svg:viewBox="0 0 281 0" draw:points="0,0 281,0 3,0 272,0">
          <text:p/>
        </draw:polyline>
        <draw:polyline draw:style-name="gr3" draw:text-style-name="P4" draw:layer="layout" svg:width="0.279cm" svg:height="0cm" svg:x="2.355cm" svg:y="14.75cm" svg:viewBox="0 0 280 0" draw:points="8,0 280,0 0,0 280,0">
          <text:p/>
        </draw:polyline>
        <draw:polyline draw:style-name="gr3" draw:text-style-name="P4" draw:layer="layout" svg:width="1.522cm" svg:height="0cm" svg:x="1.738cm" svg:y="15.35cm" svg:viewBox="0 0 1523 0" draw:points="1523,0 1243,0 273,0 0,0">
          <text:p/>
        </draw:polyline>
        <draw:path draw:style-name="gr4" draw:text-style-name="P5" draw:layer="layout" svg:width="0.502cm" svg:height="0.501cm" svg:x="1.238cm" svg:y="0.1cm" svg:viewBox="0 0 503 502" svg:d="M503 252c0 43-12 87-35 125-22 38-52 69-90 91-39 22-83 34-126 34s-87-12-125-34c-39-22-69-53-92-91s-35-82-35-125c0-44 12-88 35-127 23-38 53-69 92-91 38-22 82-34 125-34s87 12 126 34c38 22 68 53 90 91 23 39 35 83 35 126z">
          <text:p/>
        </draw:path>
        <draw:path draw:style-name="gr5" draw:text-style-name="P6" draw:layer="layout" svg:width="0.5cm" svg:height="0.501cm" svg:x="3.261cm" svg:y="0.1cm" svg:viewBox="0 0 501 502" svg:d="M501 252c0 43-13 87-34 125-22 38-54 69-92 91-37 22-81 34-126 34-42 0-87-12-125-34-37-22-69-53-90-91-22-38-34-82-34-125 0-44 12-88 34-127 21-38 53-69 90-91 38-22 83-34 125-34 45 0 89 12 126 34 38 22 70 53 92 91 21 39 34 83 34 126z">
          <text:p/>
        </draw:path>
        <draw:path draw:style-name="gr6" draw:text-style-name="P7" draw:layer="layout" svg:width="0.501cm" svg:height="0.501cm" svg:x="0.999cm" svg:y="0.7cm" svg:viewBox="0 0 502 502" svg:d="M502 252c0 43-11 87-34 125-21 38-52 69-90 91s-83 34-127 34-87-12-125-34-69-53-92-91c-21-38-34-82-34-125 0-44 13-88 34-126 23-38 54-69 92-92 38-22 81-34 124-34 45 0 90 12 128 34 38 23 69 54 90 92 23 38 34 82 34 125z">
          <text:p/>
        </draw:path>
        <draw:path draw:style-name="gr7" draw:text-style-name="P8" draw:layer="layout" svg:width="0.5cm" svg:height="0.501cm" svg:x="3.5cm" svg:y="0.7cm" svg:viewBox="0 0 501 502" svg:d="M501 252c0 43-12 87-34 125-21 38-53 69-90 91-38 22-83 34-128 34-43 0-87-12-124-34-38-22-70-53-92-91-21-38-33-82-33-125 0-44 12-88 33-126 22-38 54-69 92-92 37-22 81-34 124-34 45 0 90 12 128 34 37 23 69 54 90 92 22 38 34 82 34 125z">
          <text:p/>
        </draw:path>
        <draw:path draw:style-name="gr8" draw:text-style-name="P9" draw:layer="layout" svg:width="0.502cm" svg:height="0.501cm" svg:x="1.238cm" svg:y="1.3cm" svg:viewBox="0 0 503 502" svg:d="M503 251c0 43-12 87-35 125-22 38-52 69-90 92-39 22-83 34-126 34s-87-12-125-34c-39-23-69-54-92-92s-35-82-35-125c0-44 12-88 35-126s53-69 92-91c38-22 82-34 125-34s87 12 126 34c38 22 68 53 90 91 23 38 35 82 35 125z">
          <text:p/>
        </draw:path>
        <draw:path draw:style-name="gr9" draw:text-style-name="P10" draw:layer="layout" svg:width="0.5cm" svg:height="0.501cm" svg:x="3.261cm" svg:y="1.3cm" svg:viewBox="0 0 501 502" svg:d="M501 251c0 43-13 87-34 125-22 38-54 69-92 92-37 22-81 34-126 34-42 0-87-12-125-34-37-23-69-54-90-92-22-38-34-82-34-125 0-44 12-88 34-126 21-38 53-69 90-91 38-22 83-34 125-34 45 0 89 12 126 34 38 22 70 53 92 91 21 38 34 82 34 125z">
          <text:p/>
        </draw:path>
        <draw:path draw:style-name="gr10" draw:text-style-name="P11" draw:layer="layout" svg:width="0.5cm" svg:height="0.501cm" svg:x="1.864cm" svg:y="1.9cm" svg:viewBox="0 0 501 502" svg:d="M501 251c0 43-12 87-33 126-22 38-54 69-93 91-37 22-81 34-124 34-44 0-89-12-127-34-37-22-69-53-90-91-22-39-34-83-34-126 0-44 12-88 34-126 21-38 53-69 90-91 38-22 83-34 127-34 43 0 87 12 124 34 39 22 71 53 93 91 21 38 33 82 33 125z">
          <text:p/>
        </draw:path>
        <draw:path draw:style-name="gr11" draw:text-style-name="P12" draw:layer="layout" svg:width="0.502cm" svg:height="0.501cm" svg:x="2.635cm" svg:y="1.9cm" svg:viewBox="0 0 503 502" svg:d="M503 251c0 43-12 87-35 126-22 38-52 69-90 91-39 22-83 34-126 34s-87-12-125-34c-40-22-70-53-93-91-22-39-34-83-34-126 0-44 12-88 34-126 23-38 53-69 93-91 38-22 82-34 125-34s87 12 126 34c38 22 68 53 90 91 23 38 35 82 35 125z">
          <text:p/>
        </draw:path>
        <draw:path draw:style-name="gr10" draw:text-style-name="P11" draw:layer="layout" svg:width="0.502cm" svg:height="0.501cm" svg:x="2.635cm" svg:y="2.5cm" svg:viewBox="0 0 503 502" svg:d="M503 251c0 44-12 88-35 126-22 38-52 69-90 91-39 22-83 34-126 34s-87-12-125-34c-40-22-70-53-93-91-22-38-34-82-34-126s12-88 34-126c23-38 53-69 93-91 38-22 82-34 125-34s87 12 126 34c38 22 68 53 90 91 23 38 35 82 35 125z">
          <text:p/>
        </draw:path>
        <draw:path draw:style-name="gr11" draw:text-style-name="P12" draw:layer="layout" svg:width="0.5cm" svg:height="0.501cm" svg:x="1.864cm" svg:y="2.5cm" svg:viewBox="0 0 501 502" svg:d="M501 251c0 44-12 88-33 126-22 38-54 69-93 91-37 22-81 34-124 34-44 0-89-12-127-34-37-22-69-53-90-91-22-38-34-82-34-126s12-88 34-126c21-38 53-69 90-91 38-22 83-34 127-34 43 0 87 12 124 34 39 22 71 53 93 91 21 38 33 82 33 125z">
          <text:p/>
        </draw:path>
        <draw:path draw:style-name="gr8" draw:text-style-name="P9" draw:layer="layout" svg:width="0.501cm" svg:height="0.501cm" svg:x="3.259cm" svg:y="3.1cm" svg:viewBox="0 0 502 502" svg:d="M0 252c0 43 13 87 34 125 23 38 54 69 92 91s81 34 125 34c43 0 88-12 126-34s69-53 90-91c23-38 35-82 35-125 0-44-12-88-35-127-21-38-52-69-90-91s-83-34-126-34c-44 0-87 12-125 34s-69 53-92 91c-21 39-34 83-34 126z">
          <text:p/>
        </draw:path>
        <draw:path draw:style-name="gr9" draw:text-style-name="P10" draw:layer="layout" svg:width="0.5cm" svg:height="0.501cm" svg:x="1.238cm" svg:y="3.1cm" svg:viewBox="0 0 501 502" svg:d="M0 252c0 43 11 87 35 125 21 38 52 69 90 91s83 34 126 34c44 0 87-12 125-34s69-53 92-91c21-38 33-82 33-125 0-44-12-88-33-127-23-38-54-69-92-91s-81-34-124-34c-44 0-89 12-127 34s-69 53-90 91c-24 39-35 83-35 126z">
          <text:p/>
        </draw:path>
        <draw:path draw:style-name="gr6" draw:text-style-name="P7" draw:layer="layout" svg:width="0.502cm" svg:height="0.501cm" svg:x="3.498cm" svg:y="3.7cm" svg:viewBox="0 0 503 502" svg:d="M0 252c0 43 12 87 34 125 23 38 53 69 92 91 38 22 82 34 125 34 44 0 88-12 127-34 38-22 68-53 90-91 23-38 35-82 35-125 0-44-12-88-35-126-22-38-52-69-90-92-39-22-83-34-127-34-43 0-87 12-125 34-39 23-69 54-92 92-22 38-34 82-34 125z">
          <text:p/>
        </draw:path>
        <draw:path draw:style-name="gr7" draw:text-style-name="P8" draw:layer="layout" svg:width="0.502cm" svg:height="0.501cm" svg:x="0.998cm" svg:y="3.7cm" svg:viewBox="0 0 503 502" svg:d="M0 252c0 43 12 87 35 125 22 38 52 69 90 91 39 22 83 34 126 34 45 0 88-12 126-34 39-22 69-53 92-91 22-38 34-82 34-125 0-44-12-88-34-126-23-38-53-69-92-92-38-22-81-34-126-34-43 0-87 12-126 34-38 23-68 54-90 92-23 38-35 82-35 125z">
          <text:p/>
        </draw:path>
        <draw:path draw:style-name="gr12" draw:text-style-name="P5" draw:layer="layout" svg:width="0.501cm" svg:height="0.501cm" svg:x="3.259cm" svg:y="4.3cm" svg:viewBox="0 0 502 502" svg:d="M0 251c0 43 13 87 34 125 23 38 54 69 92 92 38 22 81 34 125 34 43 0 88-12 126-34 38-23 69-54 90-92 23-38 35-82 35-125 0-44-12-88-35-126-21-38-52-69-90-91s-83-34-126-34c-44 0-87 12-125 34s-69 53-92 91c-21 38-34 82-34 126z">
          <text:p/>
        </draw:path>
        <draw:path draw:style-name="gr13" draw:text-style-name="P4" draw:layer="layout" svg:width="0.501cm" svg:height="0.501cm" svg:x="3.259cm" svg:y="4.3cm" svg:viewBox="0 0 502 502" svg:d="M0 251c0 43 13 87 34 125 23 38 54 69 92 92 38 22 81 34 125 34 43 0 88-12 126-34 38-23 69-54 90-92 23-38 35-82 35-125 0-44-12-88-35-126-21-38-52-69-90-91s-83-34-126-34c-44 0-87 12-125 34s-69 53-92 91c-21 38-34 82-34 126z">
          <text:p/>
        </draw:path>
        <draw:path draw:style-name="gr14" draw:text-style-name="P6" draw:layer="layout" svg:width="0.5cm" svg:height="0.501cm" svg:x="1.238cm" svg:y="4.3cm" svg:viewBox="0 0 501 502" svg:d="M0 251c0 43 11 87 35 125 21 38 52 69 90 92 38 22 83 34 126 34 44 0 87-12 125-34 38-23 69-54 92-92 21-38 33-82 33-125 0-44-12-88-33-126-23-38-54-69-92-91s-81-34-124-34c-44 0-89 12-127 34s-69 53-90 91c-24 38-35 82-35 126z">
          <text:p/>
        </draw:path>
        <draw:path draw:style-name="gr15" draw:text-style-name="P4" draw:layer="layout" svg:width="0.5cm" svg:height="0.501cm" svg:x="1.238cm" svg:y="4.3cm" svg:viewBox="0 0 501 502" svg:d="M0 251c0 43 11 87 35 125 21 38 52 69 90 92 38 22 83 34 126 34 44 0 87-12 125-34 38-23 69-54 92-92 21-38 33-82 33-125 0-44-12-88-33-126-23-38-54-69-92-91s-81-34-124-34c-44 0-89 12-127 34s-69 53-90 91c-24 38-35 82-35 126z">
          <text:p/>
        </draw:path>
        <draw:path draw:style-name="gr16" draw:text-style-name="P13" draw:layer="layout" svg:width="0.5cm" svg:height="0.501cm" svg:x="2.635cm" svg:y="4.9cm" svg:viewBox="0 0 501 502" svg:d="M0 251c0 43 11 87 34 126 21 38 52 69 91 91 38 22 83 34 127 34 43 0 86-12 124-34s69-53 92-91c21-39 33-83 33-126 0-44-12-88-33-126-23-38-54-69-92-91s-81-34-124-34c-44 0-89 12-127 34-39 22-70 53-91 91-23 38-34 82-34 126z">
          <text:p/>
        </draw:path>
        <draw:path draw:style-name="gr17" draw:text-style-name="P4" draw:layer="layout" svg:width="0.5cm" svg:height="0.501cm" svg:x="2.635cm" svg:y="4.9cm" svg:viewBox="0 0 501 502" svg:d="M0 251c0 43 11 87 34 126 21 38 52 69 91 91 38 22 83 34 127 34 43 0 86-12 124-34s69-53 92-91c21-39 33-83 33-126 0-44-12-88-33-126-23-38-54-69-92-91s-81-34-124-34c-44 0-89 12-127 34-39 22-70 53-91 91-23 38-34 82-34 126z">
          <text:p/>
        </draw:path>
        <draw:path draw:style-name="gr18" draw:text-style-name="P14" draw:layer="layout" svg:width="0.501cm" svg:height="0.501cm" svg:x="1.862cm" svg:y="4.9cm" svg:viewBox="0 0 502 502" svg:d="M0 251c0 43 13 87 34 126 23 38 54 69 92 91s81 34 125 34c43 0 88-12 126-34 39-22 70-53 91-91 23-39 34-83 34-126 0-44-11-88-34-126-21-38-52-69-91-91-38-22-83-34-126-34-44 0-87 12-125 34s-69 53-92 91c-21 38-34 82-34 126z">
          <text:p/>
        </draw:path>
        <draw:path draw:style-name="gr19" draw:text-style-name="P4" draw:layer="layout" svg:width="0.501cm" svg:height="0.501cm" svg:x="1.862cm" svg:y="4.9cm" svg:viewBox="0 0 502 502" svg:d="M0 251c0 43 13 87 34 126 23 38 54 69 92 91s81 34 125 34c43 0 88-12 126-34 39-22 70-53 91-91 23-39 34-83 34-126 0-44-11-88-34-126-21-38-52-69-91-91-38-22-83-34-126-34-44 0-87 12-125 34s-69 53-92 91c-21 38-34 82-34 126z">
          <text:p/>
        </draw:path>
        <draw:path draw:style-name="gr16" draw:text-style-name="P13" draw:layer="layout" svg:width="0.501cm" svg:height="0.501cm" svg:x="1.862cm" svg:y="5.5cm" svg:viewBox="0 0 502 502" svg:d="M0 252c0 43 13 87 34 125 23 38 54 69 92 91s81 34 125 34c43 0 88-12 126-34 39-22 70-53 91-91 23-38 34-82 34-125 0-45-11-89-34-127-21-38-52-69-91-91-38-22-83-34-126-34-44 0-87 12-125 34s-69 53-92 91c-21 38-34 82-34 127z">
          <text:p/>
        </draw:path>
        <draw:path draw:style-name="gr17" draw:text-style-name="P4" draw:layer="layout" svg:width="0.501cm" svg:height="0.501cm" svg:x="1.862cm" svg:y="5.5cm" svg:viewBox="0 0 502 502" svg:d="M0 252c0 43 13 87 34 125 23 38 54 69 92 91s81 34 125 34c43 0 88-12 126-34 39-22 70-53 91-91 23-38 34-82 34-125 0-45-11-89-34-127-21-38-52-69-91-91-38-22-83-34-126-34-44 0-87 12-125 34s-69 53-92 91c-21 38-34 82-34 127z">
          <text:p/>
        </draw:path>
        <draw:path draw:style-name="gr18" draw:text-style-name="P14" draw:layer="layout" svg:width="0.5cm" svg:height="0.501cm" svg:x="2.635cm" svg:y="5.5cm" svg:viewBox="0 0 501 502" svg:d="M0 252c0 43 11 87 34 125 21 38 52 69 91 91 38 22 83 34 127 34 43 0 86-12 124-34s69-53 92-91c21-38 33-82 33-125 0-45-12-89-33-127-23-38-54-69-92-91s-81-34-124-34c-44 0-89 12-127 34-39 22-70 53-91 91-23 38-34 82-34 127z">
          <text:p/>
        </draw:path>
        <draw:path draw:style-name="gr19" draw:text-style-name="P4" draw:layer="layout" svg:width="0.5cm" svg:height="0.501cm" svg:x="2.635cm" svg:y="5.5cm" svg:viewBox="0 0 501 502" svg:d="M0 252c0 43 11 87 34 125 21 38 52 69 91 91 38 22 83 34 127 34 43 0 86-12 124-34s69-53 92-91c21-38 33-82 33-125 0-45-12-89-33-127-23-38-54-69-92-91s-81-34-124-34c-44 0-89 12-127 34-39 22-70 53-91 91-23 38-34 82-34 127z">
          <text:p/>
        </draw:path>
        <draw:path draw:style-name="gr12" draw:text-style-name="P5" draw:layer="layout" svg:width="0.502cm" svg:height="0.501cm" svg:x="1.238cm" svg:y="6.1cm" svg:viewBox="0 0 503 502" svg:d="M503 252c0 43-12 87-35 125-22 38-52 69-90 91-39 22-83 34-126 34s-87-12-125-34c-39-22-69-53-92-91s-35-82-35-125c0-44 12-88 35-127 23-38 53-69 92-91 38-22 82-34 125-34s87 12 126 34c38 22 68 53 90 91 23 39 35 83 35 127z">
          <text:p/>
        </draw:path>
        <draw:path draw:style-name="gr13" draw:text-style-name="P4" draw:layer="layout" svg:width="0.502cm" svg:height="0.501cm" svg:x="1.238cm" svg:y="6.1cm" svg:viewBox="0 0 503 502" svg:d="M503 252c0 43-12 87-35 125-22 38-52 69-90 91-39 22-83 34-126 34s-87-12-125-34c-39-22-69-53-92-91s-35-82-35-125c0-44 12-88 35-127 23-38 53-69 92-91 38-22 82-34 125-34s87 12 126 34c38 22 68 53 90 91 23 39 35 83 35 127z">
          <text:p/>
        </draw:path>
        <draw:path draw:style-name="gr14" draw:text-style-name="P6" draw:layer="layout" svg:width="0.5cm" svg:height="0.501cm" svg:x="3.261cm" svg:y="6.1cm" svg:viewBox="0 0 501 502" svg:d="M501 252c0 43-13 87-34 125-22 38-54 69-92 91-37 22-81 34-126 34-42 0-87-12-125-34-37-22-69-53-90-91-22-38-34-82-34-125 0-44 12-88 34-127 21-38 53-69 90-91 38-22 83-34 125-34 45 0 89 12 126 34 38 22 70 53 92 91 21 39 34 83 34 127z">
          <text:p/>
        </draw:path>
        <draw:path draw:style-name="gr15" draw:text-style-name="P4" draw:layer="layout" svg:width="0.5cm" svg:height="0.501cm" svg:x="3.261cm" svg:y="6.1cm" svg:viewBox="0 0 501 502" svg:d="M501 252c0 43-13 87-34 125-22 38-54 69-92 91-37 22-81 34-126 34-42 0-87-12-125-34-37-22-69-53-90-91-22-38-34-82-34-125 0-44 12-88 34-127 21-38 53-69 90-91 38-22 83-34 125-34 45 0 89 12 126 34 38 22 70 53 92 91 21 39 34 83 34 127z">
          <text:p/>
        </draw:path>
        <draw:path draw:style-name="gr20" draw:text-style-name="P7" draw:layer="layout" svg:width="0.501cm" svg:height="0.501cm" svg:x="0.999cm" svg:y="6.7cm" svg:viewBox="0 0 502 502" svg:d="M502 252c0 43-11 87-34 125-21 38-52 69-90 91s-83 34-127 34-87-12-125-34-69-53-92-91c-21-38-34-82-34-125 0-44 13-88 34-126 23-38 54-70 92-92s81-34 124-34c45 0 90 12 128 34s69 54 90 92c23 38 34 82 34 126z">
          <text:p/>
        </draw:path>
        <draw:path draw:style-name="gr3" draw:text-style-name="P4" draw:layer="layout" svg:width="0.501cm" svg:height="0.501cm" svg:x="0.999cm" svg:y="6.7cm" svg:viewBox="0 0 502 502" svg:d="M502 252c0 43-11 87-34 125-21 38-52 69-90 91s-83 34-127 34-87-12-125-34-69-53-92-91c-21-38-34-82-34-125 0-44 13-88 34-126 23-38 54-70 92-92s81-34 124-34c45 0 90 12 128 34s69 54 90 92c23 38 34 82 34 126z">
          <text:p/>
        </draw:path>
        <draw:path draw:style-name="gr21" draw:text-style-name="P8" draw:layer="layout" svg:width="0.5cm" svg:height="0.501cm" svg:x="3.5cm" svg:y="6.7cm" svg:viewBox="0 0 501 502" svg:d="M501 252c0 43-12 87-34 125-21 38-53 69-90 91-38 22-83 34-128 34-43 0-87-12-124-34-38-22-70-53-92-91-21-38-33-82-33-125 0-44 12-88 33-126 22-38 54-70 92-92 37-22 81-34 124-34 45 0 90 12 128 34 37 22 69 54 90 92 22 38 34 82 34 126z">
          <text:p/>
        </draw:path>
        <draw:path draw:style-name="gr22" draw:text-style-name="P4" draw:layer="layout" svg:width="0.5cm" svg:height="0.501cm" svg:x="3.5cm" svg:y="6.7cm" svg:viewBox="0 0 501 502" svg:d="M501 252c0 43-12 87-34 125-21 38-53 69-90 91-38 22-83 34-128 34-43 0-87-12-124-34-38-22-70-53-92-91-21-38-33-82-33-125 0-44 12-88 33-126 22-38 54-70 92-92 37-22 81-34 124-34 45 0 90 12 128 34 37 22 69 54 90 92 22 38 34 82 34 126z">
          <text:p/>
        </draw:path>
        <draw:path draw:style-name="gr23" draw:text-style-name="P9" draw:layer="layout" svg:width="0.502cm" svg:height="0.501cm" svg:x="1.238cm" svg:y="7.3cm" svg:viewBox="0 0 503 502" svg:d="M503 251c0 43-12 87-35 125-22 38-52 69-90 92-39 22-83 34-126 34s-87-12-125-34c-39-23-69-54-92-92s-35-82-35-125c0-44 12-88 35-126s53-69 92-91c38-22 82-34 125-34s87 12 126 34c38 22 68 53 90 91 23 38 35 82 35 126z">
          <text:p/>
        </draw:path>
        <draw:path draw:style-name="gr24" draw:text-style-name="P4" draw:layer="layout" svg:width="0.502cm" svg:height="0.501cm" svg:x="1.238cm" svg:y="7.3cm" svg:viewBox="0 0 503 502" svg:d="M503 251c0 43-12 87-35 125-22 38-52 69-90 92-39 22-83 34-126 34s-87-12-125-34c-39-23-69-54-92-92s-35-82-35-125c0-44 12-88 35-126s53-69 92-91c38-22 82-34 125-34s87 12 126 34c38 22 68 53 90 91 23 38 35 82 35 126z">
          <text:p/>
        </draw:path>
        <draw:path draw:style-name="gr25" draw:text-style-name="P10" draw:layer="layout" svg:width="0.5cm" svg:height="0.501cm" svg:x="3.261cm" svg:y="7.3cm" svg:viewBox="0 0 501 502" svg:d="M501 251c0 43-13 87-34 125-22 38-54 69-92 92-37 22-81 34-126 34-42 0-87-12-125-34-37-23-69-54-90-92-22-38-34-82-34-125 0-44 12-88 34-126 21-38 53-69 90-91 38-22 83-34 125-34 45 0 89 12 126 34 38 22 70 53 92 91 21 38 34 82 34 126z">
          <text:p/>
        </draw:path>
        <draw:path draw:style-name="gr26" draw:text-style-name="P4" draw:layer="layout" svg:width="0.5cm" svg:height="0.501cm" svg:x="3.261cm" svg:y="7.3cm" svg:viewBox="0 0 501 502" svg:d="M501 251c0 43-13 87-34 125-22 38-54 69-92 92-37 22-81 34-126 34-42 0-87-12-125-34-37-23-69-54-90-92-22-38-34-82-34-125 0-44 12-88 34-126 21-38 53-69 90-91 38-22 83-34 125-34 45 0 89 12 126 34 38 22 70 53 92 91 21 38 34 82 34 126z">
          <text:p/>
        </draw:path>
        <draw:path draw:style-name="gr27" draw:text-style-name="P11" draw:layer="layout" svg:width="0.5cm" svg:height="0.501cm" svg:x="1.864cm" svg:y="7.9cm" svg:viewBox="0 0 501 502" svg:d="M501 251c0 43-12 87-33 126-22 38-54 69-93 91-37 22-81 34-124 34-44 0-89-12-127-34-37-22-69-53-90-91-22-39-34-83-34-126 0-44 12-88 34-126 21-38 53-69 90-91 38-22 83-34 127-34 43 0 87 12 124 34 39 22 71 53 93 91 21 38 33 82 33 126z">
          <text:p/>
        </draw:path>
        <draw:path draw:style-name="gr28" draw:text-style-name="P4" draw:layer="layout" svg:width="0.5cm" svg:height="0.501cm" svg:x="1.864cm" svg:y="7.9cm" svg:viewBox="0 0 501 502" svg:d="M501 251c0 43-12 87-33 126-22 38-54 69-93 91-37 22-81 34-124 34-44 0-89-12-127-34-37-22-69-53-90-91-22-39-34-83-34-126 0-44 12-88 34-126 21-38 53-69 90-91 38-22 83-34 127-34 43 0 87 12 124 34 39 22 71 53 93 91 21 38 33 82 33 126z">
          <text:p/>
        </draw:path>
        <draw:path draw:style-name="gr29" draw:text-style-name="P12" draw:layer="layout" svg:width="0.502cm" svg:height="0.501cm" svg:x="2.635cm" svg:y="7.9cm" svg:viewBox="0 0 503 502" svg:d="M503 251c0 43-12 87-35 126-22 38-52 69-90 91-39 22-83 34-126 34s-87-12-125-34c-40-22-70-53-93-91-22-39-34-83-34-126 0-44 12-88 34-126 23-38 53-69 93-91 38-22 82-34 125-34s87 12 126 34c38 22 68 53 90 91 23 38 35 82 35 126z">
          <text:p/>
        </draw:path>
        <draw:path draw:style-name="gr30" draw:text-style-name="P4" draw:layer="layout" svg:width="0.502cm" svg:height="0.501cm" svg:x="2.635cm" svg:y="7.9cm" svg:viewBox="0 0 503 502" svg:d="M503 251c0 43-12 87-35 126-22 38-52 69-90 91-39 22-83 34-126 34s-87-12-125-34c-40-22-70-53-93-91-22-39-34-83-34-126 0-44 12-88 34-126 23-38 53-69 93-91 38-22 82-34 125-34s87 12 126 34c38 22 68 53 90 91 23 38 35 82 35 126z">
          <text:p/>
        </draw:path>
        <draw:path draw:style-name="gr27" draw:text-style-name="P11" draw:layer="layout" svg:width="0.502cm" svg:height="0.501cm" svg:x="2.635cm" svg:y="8.5cm" svg:viewBox="0 0 503 502" svg:d="M503 252c0 43-12 87-35 125-22 38-52 69-90 91-39 22-83 34-126 34s-87-12-125-34c-40-22-70-53-93-91-22-38-34-82-34-125 0-45 12-89 34-127 23-38 53-69 93-91 38-22 82-34 125-34s87 12 126 34c38 22 68 53 90 91 23 38 35 82 35 127z">
          <text:p/>
        </draw:path>
        <draw:path draw:style-name="gr28" draw:text-style-name="P4" draw:layer="layout" svg:width="0.502cm" svg:height="0.501cm" svg:x="2.635cm" svg:y="8.5cm" svg:viewBox="0 0 503 502" svg:d="M503 252c0 43-12 87-35 125-22 38-52 69-90 91-39 22-83 34-126 34s-87-12-125-34c-40-22-70-53-93-91-22-38-34-82-34-125 0-45 12-89 34-127 23-38 53-69 93-91 38-22 82-34 125-34s87 12 126 34c38 22 68 53 90 91 23 38 35 82 35 127z">
          <text:p/>
        </draw:path>
        <draw:path draw:style-name="gr29" draw:text-style-name="P12" draw:layer="layout" svg:width="0.5cm" svg:height="0.501cm" svg:x="1.864cm" svg:y="8.5cm" svg:viewBox="0 0 501 502" svg:d="M501 252c0 43-12 87-33 125-22 38-54 69-93 91-37 22-81 34-124 34-44 0-89-12-127-34-37-22-69-53-90-91-22-38-34-82-34-125 0-45 12-89 34-127 21-38 53-69 90-91 38-22 83-34 127-34 43 0 87 12 124 34 39 22 71 53 93 91 21 38 33 82 33 127z">
          <text:p/>
        </draw:path>
        <draw:path draw:style-name="gr30" draw:text-style-name="P4" draw:layer="layout" svg:width="0.5cm" svg:height="0.501cm" svg:x="1.864cm" svg:y="8.5cm" svg:viewBox="0 0 501 502" svg:d="M501 252c0 43-12 87-33 125-22 38-54 69-93 91-37 22-81 34-124 34-44 0-89-12-127-34-37-22-69-53-90-91-22-38-34-82-34-125 0-45 12-89 34-127 21-38 53-69 90-91 38-22 83-34 127-34 43 0 87 12 124 34 39 22 71 53 93 91 21 38 33 82 33 127z">
          <text:p/>
        </draw:path>
        <draw:path draw:style-name="gr23" draw:text-style-name="P9" draw:layer="layout" svg:width="0.501cm" svg:height="0.501cm" svg:x="3.259cm" svg:y="9.1cm" svg:viewBox="0 0 502 502" svg:d="M0 252c0 43 13 87 34 125 23 38 54 69 92 91s81 34 125 34c43 0 88-12 126-34s69-53 90-91c23-38 35-82 35-125 0-44-12-88-35-127-21-38-52-69-90-91s-83-34-126-34c-44 0-87 12-125 34s-69 53-92 91c-21 39-34 83-34 127z">
          <text:p/>
        </draw:path>
        <draw:path draw:style-name="gr24" draw:text-style-name="P4" draw:layer="layout" svg:width="0.501cm" svg:height="0.501cm" svg:x="3.259cm" svg:y="9.1cm" svg:viewBox="0 0 502 502" svg:d="M0 252c0 43 13 87 34 125 23 38 54 69 92 91s81 34 125 34c43 0 88-12 126-34s69-53 90-91c23-38 35-82 35-125 0-44-12-88-35-127-21-38-52-69-90-91s-83-34-126-34c-44 0-87 12-125 34s-69 53-92 91c-21 39-34 83-34 127z">
          <text:p/>
        </draw:path>
        <draw:path draw:style-name="gr25" draw:text-style-name="P10" draw:layer="layout" svg:width="0.5cm" svg:height="0.501cm" svg:x="1.238cm" svg:y="9.1cm" svg:viewBox="0 0 501 502" svg:d="M0 252c0 43 11 87 35 125 21 38 52 69 90 91s83 34 126 34c44 0 87-12 125-34s69-53 92-91c21-38 33-82 33-125 0-44-12-88-33-127-23-38-54-69-92-91s-81-34-124-34c-44 0-89 12-127 34s-69 53-90 91c-24 39-35 83-35 127z">
          <text:p/>
        </draw:path>
        <draw:path draw:style-name="gr26" draw:text-style-name="P4" draw:layer="layout" svg:width="0.5cm" svg:height="0.501cm" svg:x="1.238cm" svg:y="9.1cm" svg:viewBox="0 0 501 502" svg:d="M0 252c0 43 11 87 35 125 21 38 52 69 90 91s83 34 126 34c44 0 87-12 125-34s69-53 92-91c21-38 33-82 33-125 0-44-12-88-33-127-23-38-54-69-92-91s-81-34-124-34c-44 0-89 12-127 34s-69 53-90 91c-24 39-35 83-35 127z">
          <text:p/>
        </draw:path>
        <draw:path draw:style-name="gr20" draw:text-style-name="P7" draw:layer="layout" svg:width="0.502cm" svg:height="0.501cm" svg:x="3.498cm" svg:y="9.7cm" svg:viewBox="0 0 503 502" svg:d="M0 252c0 43 12 87 34 125 23 38 53 69 92 91 38 22 82 34 125 34 44 0 88-12 127-34 38-22 68-53 90-91 23-38 35-82 35-125 0-44-12-88-35-126-22-38-52-69-90-92-39-22-83-34-127-34-43 0-87 12-125 34-39 23-69 54-92 92-22 38-34 82-34 126z">
          <text:p/>
        </draw:path>
        <draw:path draw:style-name="gr3" draw:text-style-name="P4" draw:layer="layout" svg:width="0.502cm" svg:height="0.501cm" svg:x="3.498cm" svg:y="9.7cm" svg:viewBox="0 0 503 502" svg:d="M0 252c0 43 12 87 34 125 23 38 53 69 92 91 38 22 82 34 125 34 44 0 88-12 127-34 38-22 68-53 90-91 23-38 35-82 35-125 0-44-12-88-35-126-22-38-52-69-90-92-39-22-83-34-127-34-43 0-87 12-125 34-39 23-69 54-92 92-22 38-34 82-34 126z">
          <text:p/>
        </draw:path>
        <draw:path draw:style-name="gr21" draw:text-style-name="P8" draw:layer="layout" svg:width="0.502cm" svg:height="0.501cm" svg:x="0.998cm" svg:y="9.7cm" svg:viewBox="0 0 503 502" svg:d="M0 252c0 43 12 87 35 125 22 38 52 69 90 91 39 22 83 34 126 34 45 0 88-12 126-34 39-22 69-53 92-91 22-38 34-82 34-125 0-44-12-88-34-126-23-38-53-69-92-92-38-22-81-34-126-34-43 0-87 12-126 34-38 23-68 54-90 92-23 38-35 82-35 126z">
          <text:p/>
        </draw:path>
        <draw:path draw:style-name="gr22" draw:text-style-name="P4" draw:layer="layout" svg:width="0.502cm" svg:height="0.501cm" svg:x="0.998cm" svg:y="9.7cm" svg:viewBox="0 0 503 502" svg:d="M0 252c0 43 12 87 35 125 22 38 52 69 90 91 39 22 83 34 126 34 45 0 88-12 126-34 39-22 69-53 92-91 22-38 34-82 34-125 0-44-12-88-34-126-23-38-53-69-92-92-38-22-81-34-126-34-43 0-87 12-126 34-38 23-68 54-90 92-23 38-35 82-35 126z">
          <text:p/>
        </draw:path>
        <draw:path draw:style-name="gr12" draw:text-style-name="P5" draw:layer="layout" svg:width="0.501cm" svg:height="0.501cm" svg:x="3.259cm" svg:y="10.3cm" svg:viewBox="0 0 502 502" svg:d="M0 251c0 43 13 87 34 125 23 38 54 69 92 92 38 22 81 34 125 34 43 0 88-12 126-34 38-23 69-54 90-92 23-38 35-82 35-125 0-44-12-88-35-126-21-38-52-69-90-91s-83-34-126-34c-44 0-87 12-125 34s-69 53-92 91c-21 38-34 82-34 126z">
          <text:p/>
        </draw:path>
        <draw:path draw:style-name="gr13" draw:text-style-name="P4" draw:layer="layout" svg:width="0.501cm" svg:height="0.501cm" svg:x="3.259cm" svg:y="10.3cm" svg:viewBox="0 0 502 502" svg:d="M0 251c0 43 13 87 34 125 23 38 54 69 92 92 38 22 81 34 125 34 43 0 88-12 126-34 38-23 69-54 90-92 23-38 35-82 35-125 0-44-12-88-35-126-21-38-52-69-90-91s-83-34-126-34c-44 0-87 12-125 34s-69 53-92 91c-21 38-34 82-34 126z">
          <text:p/>
        </draw:path>
        <draw:path draw:style-name="gr14" draw:text-style-name="P6" draw:layer="layout" svg:width="0.5cm" svg:height="0.501cm" svg:x="1.238cm" svg:y="10.3cm" svg:viewBox="0 0 501 502" svg:d="M0 251c0 43 11 87 35 125 21 38 52 69 90 92 38 22 83 34 126 34 44 0 87-12 125-34 38-23 69-54 92-92 21-38 33-82 33-125 0-44-12-88-33-126-23-38-54-69-92-91s-81-34-124-34c-44 0-89 12-127 34s-69 53-90 91c-24 38-35 82-35 126z">
          <text:p/>
        </draw:path>
        <draw:path draw:style-name="gr15" draw:text-style-name="P4" draw:layer="layout" svg:width="0.5cm" svg:height="0.501cm" svg:x="1.238cm" svg:y="10.3cm" svg:viewBox="0 0 501 502" svg:d="M0 251c0 43 11 87 35 125 21 38 52 69 90 92 38 22 83 34 126 34 44 0 87-12 125-34 38-23 69-54 92-92 21-38 33-82 33-125 0-44-12-88-33-126-23-38-54-69-92-91s-81-34-124-34c-44 0-89 12-127 34s-69 53-90 91c-24 38-35 82-35 126z">
          <text:p/>
        </draw:path>
        <draw:path draw:style-name="gr16" draw:text-style-name="P13" draw:layer="layout" svg:width="0.5cm" svg:height="0.501cm" svg:x="2.635cm" svg:y="10.9cm" svg:viewBox="0 0 501 502" svg:d="M0 251c0 43 11 87 34 126 21 38 52 69 91 91 38 22 83 34 127 34 43 0 86-12 124-34s69-53 92-91c21-39 33-83 33-126 0-44-12-88-33-126-23-38-54-69-92-91s-81-34-124-34c-44 0-89 12-127 34-39 22-70 53-91 91-23 38-34 82-34 126z">
          <text:p/>
        </draw:path>
        <draw:path draw:style-name="gr17" draw:text-style-name="P4" draw:layer="layout" svg:width="0.5cm" svg:height="0.501cm" svg:x="2.635cm" svg:y="10.9cm" svg:viewBox="0 0 501 502" svg:d="M0 251c0 43 11 87 34 126 21 38 52 69 91 91 38 22 83 34 127 34 43 0 86-12 124-34s69-53 92-91c21-39 33-83 33-126 0-44-12-88-33-126-23-38-54-69-92-91s-81-34-124-34c-44 0-89 12-127 34-39 22-70 53-91 91-23 38-34 82-34 126z">
          <text:p/>
        </draw:path>
        <draw:path draw:style-name="gr18" draw:text-style-name="P14" draw:layer="layout" svg:width="0.501cm" svg:height="0.501cm" svg:x="1.862cm" svg:y="10.9cm" svg:viewBox="0 0 502 502" svg:d="M0 251c0 43 13 87 34 126 23 38 54 69 92 91s81 34 125 34c43 0 88-12 126-34 39-22 70-53 91-91 23-39 34-83 34-126 0-44-11-88-34-126-21-38-52-69-91-91-38-22-83-34-126-34-44 0-87 12-125 34s-69 53-92 91c-21 38-34 82-34 126z">
          <text:p/>
        </draw:path>
        <draw:path draw:style-name="gr19" draw:text-style-name="P4" draw:layer="layout" svg:width="0.501cm" svg:height="0.501cm" svg:x="1.862cm" svg:y="10.9cm" svg:viewBox="0 0 502 502" svg:d="M0 251c0 43 13 87 34 126 23 38 54 69 92 91s81 34 125 34c43 0 88-12 126-34 39-22 70-53 91-91 23-39 34-83 34-126 0-44-11-88-34-126-21-38-52-69-91-91-38-22-83-34-126-34-44 0-87 12-125 34s-69 53-92 91c-21 38-34 82-34 126z">
          <text:p/>
        </draw:path>
        <draw:path draw:style-name="gr16" draw:text-style-name="P13" draw:layer="layout" svg:width="0.501cm" svg:height="0.501cm" svg:x="1.862cm" svg:y="11.5cm" svg:viewBox="0 0 502 502" svg:d="M0 251c0 44 13 88 34 126 23 38 54 69 92 91s81 34 125 34c43 0 88-12 126-34 39-22 70-53 91-91 23-38 34-82 34-126s-11-88-34-126c-21-38-52-69-91-91-38-22-83-34-126-34-44 0-87 12-125 34s-69 53-92 91c-21 38-34 82-34 126z">
          <text:p/>
        </draw:path>
        <draw:path draw:style-name="gr17" draw:text-style-name="P4" draw:layer="layout" svg:width="0.501cm" svg:height="0.501cm" svg:x="1.862cm" svg:y="11.5cm" svg:viewBox="0 0 502 502" svg:d="M0 251c0 44 13 88 34 126 23 38 54 69 92 91s81 34 125 34c43 0 88-12 126-34 39-22 70-53 91-91 23-38 34-82 34-126s-11-88-34-126c-21-38-52-69-91-91-38-22-83-34-126-34-44 0-87 12-125 34s-69 53-92 91c-21 38-34 82-34 126z">
          <text:p/>
        </draw:path>
        <draw:path draw:style-name="gr18" draw:text-style-name="P14" draw:layer="layout" svg:width="0.5cm" svg:height="0.501cm" svg:x="2.635cm" svg:y="11.5cm" svg:viewBox="0 0 501 502" svg:d="M0 251c0 44 11 88 34 126 21 38 52 69 91 91 38 22 83 34 127 34 43 0 86-12 124-34s69-53 92-91c21-38 33-82 33-126s-12-88-33-126c-23-38-54-69-92-91s-81-34-124-34c-44 0-89 12-127 34-39 22-70 53-91 91-23 38-34 82-34 126z">
          <text:p/>
        </draw:path>
        <draw:path draw:style-name="gr19" draw:text-style-name="P4" draw:layer="layout" svg:width="0.5cm" svg:height="0.501cm" svg:x="2.635cm" svg:y="11.5cm" svg:viewBox="0 0 501 502" svg:d="M0 251c0 44 11 88 34 126 21 38 52 69 91 91 38 22 83 34 127 34 43 0 86-12 124-34s69-53 92-91c21-38 33-82 33-126s-12-88-33-126c-23-38-54-69-92-91s-81-34-124-34c-44 0-89 12-127 34-39 22-70 53-91 91-23 38-34 82-34 126z">
          <text:p/>
        </draw:path>
        <draw:path draw:style-name="gr12" draw:text-style-name="P5" draw:layer="layout" svg:width="0.502cm" svg:height="0.501cm" svg:x="1.238cm" svg:y="12.1cm" svg:viewBox="0 0 503 502" svg:d="M503 252c0 43-12 87-35 125-22 38-52 69-90 91-39 22-83 34-126 34s-87-12-125-34c-39-22-69-53-92-91s-35-82-35-125c0-44 12-89 35-127s53-69 92-91c38-22 82-34 125-34s87 12 126 34c38 22 68 53 90 91 23 38 35 83 35 127z">
          <text:p/>
        </draw:path>
        <draw:path draw:style-name="gr13" draw:text-style-name="P4" draw:layer="layout" svg:width="0.502cm" svg:height="0.501cm" svg:x="1.238cm" svg:y="12.1cm" svg:viewBox="0 0 503 502" svg:d="M503 252c0 43-12 87-35 125-22 38-52 69-90 91-39 22-83 34-126 34s-87-12-125-34c-39-22-69-53-92-91s-35-82-35-125c0-44 12-89 35-127s53-69 92-91c38-22 82-34 125-34s87 12 126 34c38 22 68 53 90 91 23 38 35 83 35 127z">
          <text:p/>
        </draw:path>
        <draw:path draw:style-name="gr14" draw:text-style-name="P6" draw:layer="layout" svg:width="0.5cm" svg:height="0.501cm" svg:x="3.261cm" svg:y="12.1cm" svg:viewBox="0 0 501 502" svg:d="M501 252c0 43-13 87-34 125-22 38-54 69-92 91-37 22-81 34-126 34-42 0-87-12-125-34-37-22-69-53-90-91-22-38-34-82-34-125 0-44 12-89 34-127 21-38 53-69 90-91 38-22 83-34 125-34 45 0 89 12 126 34 38 22 70 53 92 91 21 38 34 83 34 127z">
          <text:p/>
        </draw:path>
        <draw:path draw:style-name="gr15" draw:text-style-name="P4" draw:layer="layout" svg:width="0.5cm" svg:height="0.501cm" svg:x="3.261cm" svg:y="12.1cm" svg:viewBox="0 0 501 502" svg:d="M501 252c0 43-13 87-34 125-22 38-54 69-92 91-37 22-81 34-126 34-42 0-87-12-125-34-37-22-69-53-90-91-22-38-34-82-34-125 0-44 12-89 34-127 21-38 53-69 90-91 38-22 83-34 125-34 45 0 89 12 126 34 38 22 70 53 92 91 21 38 34 83 34 127z">
          <text:p/>
        </draw:path>
        <draw:path draw:style-name="gr20" draw:text-style-name="P7" draw:layer="layout" svg:width="0.501cm" svg:height="0.501cm" svg:x="0.999cm" svg:y="12.7cm" svg:viewBox="0 0 502 502" svg:d="M502 252c0 43-11 87-34 125-21 38-52 69-90 91s-83 34-127 34-87-12-125-34-69-53-92-91c-21-38-34-82-34-125 0-44 13-88 34-126 23-38 54-70 92-92s81-34 124-34c45 0 90 12 128 34s69 54 90 92c23 38 34 82 34 126z">
          <text:p/>
        </draw:path>
        <draw:path draw:style-name="gr3" draw:text-style-name="P4" draw:layer="layout" svg:width="0.501cm" svg:height="0.501cm" svg:x="0.999cm" svg:y="12.7cm" svg:viewBox="0 0 502 502" svg:d="M502 252c0 43-11 87-34 125-21 38-52 69-90 91s-83 34-127 34-87-12-125-34-69-53-92-91c-21-38-34-82-34-125 0-44 13-88 34-126 23-38 54-70 92-92s81-34 124-34c45 0 90 12 128 34s69 54 90 92c23 38 34 82 34 126z">
          <text:p/>
        </draw:path>
        <draw:path draw:style-name="gr21" draw:text-style-name="P8" draw:layer="layout" svg:width="0.5cm" svg:height="0.501cm" svg:x="3.5cm" svg:y="12.7cm" svg:viewBox="0 0 501 502" svg:d="M501 252c0 43-12 87-34 125-21 38-53 69-90 91-38 22-83 34-128 34-43 0-87-12-124-34-38-22-70-53-92-91-21-38-33-82-33-125 0-44 12-88 33-126 22-38 54-70 92-92 37-22 81-34 124-34 45 0 90 12 128 34 37 22 69 54 90 92 22 38 34 82 34 126z">
          <text:p/>
        </draw:path>
        <draw:path draw:style-name="gr22" draw:text-style-name="P4" draw:layer="layout" svg:width="0.5cm" svg:height="0.501cm" svg:x="3.5cm" svg:y="12.7cm" svg:viewBox="0 0 501 502" svg:d="M501 252c0 43-12 87-34 125-21 38-53 69-90 91-38 22-83 34-128 34-43 0-87-12-124-34-38-22-70-53-92-91-21-38-33-82-33-125 0-44 12-88 33-126 22-38 54-70 92-92 37-22 81-34 124-34 45 0 90 12 128 34 37 22 69 54 90 92 22 38 34 82 34 126z">
          <text:p/>
        </draw:path>
        <draw:path draw:style-name="gr23" draw:text-style-name="P9" draw:layer="layout" svg:width="0.502cm" svg:height="0.501cm" svg:x="1.238cm" svg:y="13.3cm" svg:viewBox="0 0 503 502" svg:d="M503 251c0 43-12 87-35 125-22 38-52 69-90 92-39 22-83 34-126 34s-87-12-125-34c-39-23-69-54-92-92s-35-82-35-125c0-44 12-88 35-126s53-69 92-91c38-22 82-34 125-34s87 12 126 34c38 22 68 53 90 91 23 38 35 82 35 126z">
          <text:p/>
        </draw:path>
        <draw:path draw:style-name="gr24" draw:text-style-name="P4" draw:layer="layout" svg:width="0.502cm" svg:height="0.501cm" svg:x="1.238cm" svg:y="13.3cm" svg:viewBox="0 0 503 502" svg:d="M503 251c0 43-12 87-35 125-22 38-52 69-90 92-39 22-83 34-126 34s-87-12-125-34c-39-23-69-54-92-92s-35-82-35-125c0-44 12-88 35-126s53-69 92-91c38-22 82-34 125-34s87 12 126 34c38 22 68 53 90 91 23 38 35 82 35 126z">
          <text:p/>
        </draw:path>
        <draw:path draw:style-name="gr25" draw:text-style-name="P10" draw:layer="layout" svg:width="0.5cm" svg:height="0.501cm" svg:x="3.261cm" svg:y="13.3cm" svg:viewBox="0 0 501 502" svg:d="M501 251c0 43-13 87-34 125-22 38-54 69-92 92-37 22-81 34-126 34-42 0-87-12-125-34-37-23-69-54-90-92-22-38-34-82-34-125 0-44 12-88 34-126 21-38 53-69 90-91 38-22 83-34 125-34 45 0 89 12 126 34 38 22 70 53 92 91 21 38 34 82 34 126z">
          <text:p/>
        </draw:path>
        <draw:path draw:style-name="gr26" draw:text-style-name="P4" draw:layer="layout" svg:width="0.5cm" svg:height="0.501cm" svg:x="3.261cm" svg:y="13.3cm" svg:viewBox="0 0 501 502" svg:d="M501 251c0 43-13 87-34 125-22 38-54 69-92 92-37 22-81 34-126 34-42 0-87-12-125-34-37-23-69-54-90-92-22-38-34-82-34-125 0-44 12-88 34-126 21-38 53-69 90-91 38-22 83-34 125-34 45 0 89 12 126 34 38 22 70 53 92 91 21 38 34 82 34 126z">
          <text:p/>
        </draw:path>
        <draw:path draw:style-name="gr27" draw:text-style-name="P11" draw:layer="layout" svg:width="0.5cm" svg:height="0.501cm" svg:x="1.864cm" svg:y="13.9cm" svg:viewBox="0 0 501 502" svg:d="M501 251c0 43-12 87-33 126-22 38-54 69-93 91-37 22-81 34-124 34-44 0-89-12-127-34-37-22-69-53-90-91-22-39-34-83-34-126 0-44 12-88 34-126 21-38 53-69 90-91 38-22 83-34 127-34 43 0 87 12 124 34 39 22 71 53 93 91 21 38 33 82 33 126z">
          <text:p/>
        </draw:path>
        <draw:path draw:style-name="gr28" draw:text-style-name="P4" draw:layer="layout" svg:width="0.5cm" svg:height="0.501cm" svg:x="1.864cm" svg:y="13.9cm" svg:viewBox="0 0 501 502" svg:d="M501 251c0 43-12 87-33 126-22 38-54 69-93 91-37 22-81 34-124 34-44 0-89-12-127-34-37-22-69-53-90-91-22-39-34-83-34-126 0-44 12-88 34-126 21-38 53-69 90-91 38-22 83-34 127-34 43 0 87 12 124 34 39 22 71 53 93 91 21 38 33 82 33 126z">
          <text:p/>
        </draw:path>
        <draw:path draw:style-name="gr29" draw:text-style-name="P12" draw:layer="layout" svg:width="0.502cm" svg:height="0.501cm" svg:x="2.635cm" svg:y="13.9cm" svg:viewBox="0 0 503 502" svg:d="M503 251c0 43-12 87-35 126-22 38-52 69-90 91-39 22-83 34-126 34s-87-12-125-34c-40-22-70-53-93-91-22-39-34-83-34-126 0-44 12-88 34-126 23-38 53-69 93-91 38-22 82-34 125-34s87 12 126 34c38 22 68 53 90 91 23 38 35 82 35 126z">
          <text:p/>
        </draw:path>
        <draw:path draw:style-name="gr30" draw:text-style-name="P4" draw:layer="layout" svg:width="0.502cm" svg:height="0.501cm" svg:x="2.635cm" svg:y="13.9cm" svg:viewBox="0 0 503 502" svg:d="M503 251c0 43-12 87-35 126-22 38-52 69-90 91-39 22-83 34-126 34s-87-12-125-34c-40-22-70-53-93-91-22-39-34-83-34-126 0-44 12-88 34-126 23-38 53-69 93-91 38-22 82-34 125-34s87 12 126 34c38 22 68 53 90 91 23 38 35 82 35 126z">
          <text:p/>
        </draw:path>
        <draw:path draw:style-name="gr27" draw:text-style-name="P11" draw:layer="layout" svg:width="0.502cm" svg:height="0.501cm" svg:x="2.635cm" svg:y="14.5cm" svg:viewBox="0 0 503 502" svg:d="M503 252c0 43-12 87-35 125-22 38-52 69-90 91-39 22-83 34-126 34s-87-12-125-34c-40-22-70-53-93-91-22-38-34-82-34-125 0-45 12-89 34-127 23-38 53-69 93-91 38-22 82-34 125-34s87 12 126 34c38 22 68 53 90 91 23 38 35 82 35 127z">
          <text:p/>
        </draw:path>
        <draw:path draw:style-name="gr28" draw:text-style-name="P4" draw:layer="layout" svg:width="0.502cm" svg:height="0.501cm" svg:x="2.635cm" svg:y="14.5cm" svg:viewBox="0 0 503 502" svg:d="M503 252c0 43-12 87-35 125-22 38-52 69-90 91-39 22-83 34-126 34s-87-12-125-34c-40-22-70-53-93-91-22-38-34-82-34-125 0-45 12-89 34-127 23-38 53-69 93-91 38-22 82-34 125-34s87 12 126 34c38 22 68 53 90 91 23 38 35 82 35 127z">
          <text:p/>
        </draw:path>
        <draw:path draw:style-name="gr29" draw:text-style-name="P12" draw:layer="layout" svg:width="0.5cm" svg:height="0.501cm" svg:x="1.864cm" svg:y="14.5cm" svg:viewBox="0 0 501 502" svg:d="M501 252c0 43-12 87-33 125-22 38-54 69-93 91-37 22-81 34-124 34-44 0-89-12-127-34-37-22-69-53-90-91-22-38-34-82-34-125 0-45 12-89 34-127 21-38 53-69 90-91 38-22 83-34 127-34 43 0 87 12 124 34 39 22 71 53 93 91 21 38 33 82 33 127z">
          <text:p/>
        </draw:path>
        <draw:path draw:style-name="gr30" draw:text-style-name="P4" draw:layer="layout" svg:width="0.5cm" svg:height="0.501cm" svg:x="1.864cm" svg:y="14.5cm" svg:viewBox="0 0 501 502" svg:d="M501 252c0 43-12 87-33 125-22 38-54 69-93 91-37 22-81 34-124 34-44 0-89-12-127-34-37-22-69-53-90-91-22-38-34-82-34-125 0-45 12-89 34-127 21-38 53-69 90-91 38-22 83-34 127-34 43 0 87 12 124 34 39 22 71 53 93 91 21 38 33 82 33 127z">
          <text:p/>
        </draw:path>
        <draw:path draw:style-name="gr23" draw:text-style-name="P9" draw:layer="layout" svg:width="0.501cm" svg:height="0.501cm" svg:x="3.259cm" svg:y="15.1cm" svg:viewBox="0 0 502 502" svg:d="M0 252c0 43 13 87 34 125 23 38 54 69 92 91s81 34 125 34c43 0 88-12 126-34s69-53 90-91c23-38 35-82 35-125 0-44-12-89-35-127-21-38-52-69-90-91s-83-34-126-34c-44 0-87 12-125 34s-69 53-92 91c-21 38-34 83-34 127z">
          <text:p/>
        </draw:path>
        <draw:path draw:style-name="gr24" draw:text-style-name="P4" draw:layer="layout" svg:width="0.501cm" svg:height="0.501cm" svg:x="3.259cm" svg:y="15.1cm" svg:viewBox="0 0 502 502" svg:d="M0 252c0 43 13 87 34 125 23 38 54 69 92 91s81 34 125 34c43 0 88-12 126-34s69-53 90-91c23-38 35-82 35-125 0-44-12-89-35-127-21-38-52-69-90-91s-83-34-126-34c-44 0-87 12-125 34s-69 53-92 91c-21 38-34 83-34 127z">
          <text:p/>
        </draw:path>
        <draw:path draw:style-name="gr25" draw:text-style-name="P10" draw:layer="layout" svg:width="0.5cm" svg:height="0.501cm" svg:x="1.238cm" svg:y="15.1cm" svg:viewBox="0 0 501 502" svg:d="M0 252c0 43 11 87 35 125 21 38 52 69 90 91s83 34 126 34c44 0 87-12 125-34s69-53 92-91c21-38 33-82 33-125 0-44-12-89-33-127-23-38-54-69-92-91s-81-34-124-34c-44 0-89 12-127 34s-69 53-90 91c-24 38-35 83-35 127z">
          <text:p/>
        </draw:path>
        <draw:path draw:style-name="gr26" draw:text-style-name="P4" draw:layer="layout" svg:width="0.5cm" svg:height="0.501cm" svg:x="1.238cm" svg:y="15.1cm" svg:viewBox="0 0 501 502" svg:d="M0 252c0 43 11 87 35 125 21 38 52 69 90 91s83 34 126 34c44 0 87-12 125-34s69-53 92-91c21-38 33-82 33-125 0-44-12-89-33-127-23-38-54-69-92-91s-81-34-124-34c-44 0-89 12-127 34s-69 53-90 91c-24 38-35 83-35 127z">
          <text:p/>
        </draw:path>
        <draw:path draw:style-name="gr6" draw:text-style-name="P7" draw:layer="layout" svg:width="0.3cm" svg:height="0.049cm" svg:x="3.599cm" svg:y="15.7cm" svg:viewBox="0 0 301 50" svg:d="M301 50c-8-5-16-11-24-15-39-22-83-35-126-35-44 0-88 13-126 35-9 4-17 10-25 15z">
          <text:p/>
        </draw:path>
        <draw:path draw:style-name="gr7" draw:text-style-name="P8" draw:layer="layout" svg:width="0.3cm" svg:height="0.049cm" svg:x="1.099cm" svg:y="15.7cm" svg:viewBox="0 0 301 50" svg:d="M301 50c-8-5-16-11-25-15-39-22-82-35-126-35-43 0-87 13-126 35-8 4-16 10-24 15z">
          <text:p/>
        </draw:path>
        <draw:frame draw:style-name="gr2" draw:text-style-name="P3" draw:layer="layout" svg:width="0.493cm" svg:height="0.547cm" svg:x="26.351cm" svg:y="14.347cm">
          <draw:text-box>
            <text:p text:style-name="P2"><text:span text:style-name="T1">1</text:span></text:p>
          </draw:text-box>
        </draw:frame>
        <draw:frame draw:style-name="gr31" draw:text-style-name="P15" draw:layer="layout" svg:width="5.885cm" svg:height="1.288cm" svg:x="12.809cm" svg:y="1.257cm">
          <draw:text-box>
            <text:p text:style-name="P2"><text:span text:style-name="T2">Certification</text:span></text:p>
          </draw:text-box>
        </draw:frame>
        <draw:frame draw:style-name="gr32" draw:text-style-name="P17" draw:layer="layout" svg:width="6.969cm" svg:height="0.704cm" svg:x="12.061cm" svg:y="6.332cm">
          <draw:text-box>
            <text:p text:style-name="P16"><text:span text:style-name="T3">Node.js Backend Mastery</text:span></text:p>
          </draw:text-box>
        </draw:frame>
        <draw:frame draw:style-name="gr32" draw:text-style-name="P17" draw:layer="layout" svg:width="14.604cm" svg:height="0.704cm" svg:x="8.495cm" svg:y="9.701cm">
          <draw:text-box>
            <text:p text:style-name="P2"><text:span text:style-name="T4">CertHub Academy <text:s text:c="35"/>Pinzariu Teod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99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3T15:33:15.467213735</dc:date>
    <meta:editing-duration>PT12S</meta:editing-duration>
    <meta:editing-cycles>1</meta:editing-cycles>
    <meta:document-statistic meta:object-count="125"/>
    <meta:generator>LibreOffice/25.8.3.2$Linux_X86_64 LibreOffice_project/580$Build-2</meta:generator>
  </office:meta>
</office:document-meta>
</file>